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24.52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40.43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9.08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style:font-size-asian="18pt" style:font-size-complex="18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color="#00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b2b2b2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6" office:value-type="string" calcext:value-type="string">
            <text:p>COPY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5" office:value-type="string" calcext:value-type="string">
            <text:p>Duplicate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7" office:value-type="string" calcext:value-type="string">
            <text:p>Edit menu...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 / SEARCH</text:p>
          </table:table-cell>
          <table:table-cell table:number-columns-repeated="2"/>
          <table:table-cell table:style-name="ce7" office:value-type="string" calcext:value-type="string">
            <text:p>File menu...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7"/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4" office:value-type="string" calcext:value-type="string">
            <text:p>Hide droidforge</text:p>
          </table:table-cell>
          <table:table-cell table:number-columns-repeated="2"/>
          <table:table-cell table:style-name="ce7" office:value-type="string" calcext:value-type="string">
            <text:p>Help menu...</text:p>
          </table:table-cell>
          <table:table-cell table:style-name="ce8" office:value-type="string" calcext:value-type="string">
            <text:p>Hide other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5" office:value-type="string" calcext:value-type="string">
            <text:p>Edit parameter info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5" office:value-type="string" calcext:value-type="string">
            <text:p>New section</text:p>
          </table:table-cell>
          <table:table-cell table:style-name="ce5" office:value-type="string" calcext:value-type="string">
            <text:p>Add controller</text:p>
          </table:table-cell>
          <table:table-cell table:style-name="ce5" office:value-type="string" calcext:value-type="string">
            <text:p>New patch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5" office:value-type="string" calcext:value-type="string">
            <text:p>Rename section</text:p>
          </table:table-cell>
          <table:table-cell table:style-name="ce5" office:value-type="string" calcext:value-type="string">
            <text:p>Rename cable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7" office:value-type="string" calcext:value-type="string">
            <text:p>Section menu...</text:p>
          </table:table-cell>
          <table:table-cell table:style-name="ce5" office:value-type="string" calcext:value-type="string">
            <text:p>Sort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5" office:value-type="string" calcext:value-type="string">
            <text:p>Edit section source</text:p>
          </table:table-cell>
          <table:table-cell table:style-name="ce5" office:value-type="string" calcext:value-type="string">
            <text:p>Show bare patch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7" office:value-type="string" calcext:value-type="string">
            <text:p>View menu...</text:p>
          </table:table-cell>
          <table:table-cell table:style-name="ce5" office:value-type="string" calcext:value-type="string">
            <text:p>Paste as new section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6" office:value-type="string" calcext:value-type="string">
            <text:p>CUT SECTION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5"/>
          <table:table-cell table:style-name="ce5" office:value-type="string" calcext:value-type="string">
            <text:p>Move section up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5"/>
          <table:table-cell table:style-name="ce5" office:value-type="string" calcext:value-type="string">
            <text:p>Move section down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5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09:56:18.316039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9-14T10:44:59.207030901</dc:date>
    <meta:editing-duration>PT5H1M46S</meta:editing-duration>
    <meta:editing-cycles>10</meta:editing-cycles>
    <meta:generator>LibreOffice/7.3.2.2$MacOSX_AARCH64 LibreOffice_project/49f2b1bff42cfccbd8f788c8dc32c1c309559be0</meta:generator>
    <meta:document-statistic meta:table-count="1" meta:cell-count="133" meta:object-count="0"/>
  </office:meta>
</office:document-meta>
</file>